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rxiv.org/pdf/1905.13260" text:style-name="Internet_20_link" text:visited-style-name="Visited_20_Internet_20_Link">https://arxiv.org/pdf/1905.13260</text:a></text:p>
      <text:p text:style-name="Standard"/>
      <text:p text:style-name="Standard"><text:a xlink:type="simple" xlink:href="https://www.sciencedirect.com/science/article/abs/pii/S0167404823004558?via%3Dihub" text:style-name="Internet_20_link" text:visited-style-name="Visited_20_Internet_20_Link">https://www.sciencedirect.com/science/article/abs/pii/S0167404823004558?via%3Dihub</text:a></text:p>
      <text:p text:style-name="Standard"/>
      <text:p text:style-name="Standard"><text:a xlink:type="simple" xlink:href="https://archive.ics.uci.edu/dataset/967/phiusiil+phishing+url+dataset" text:style-name="Internet_20_link" text:visited-style-name="Visited_20_Internet_20_Link">https://archive.ics.uci.edu/dataset/967/phiusiil+phishing+url+dataset</text:a></text:p>
      <text:p text:style-name="Standard"/>
      <text:p text:style-name="Standard"><text:a xlink:type="simple" xlink:href="https://research.aalto.fi/en/datasets/phishstorm-phishing-legitimate-url-dataset" text:style-name="Internet_20_link" text:visited-style-name="Visited_20_Internet_20_Link">https://research.aalto.fi/en/datasets/phishstorm-phishing-legitimate-url-dataset</text:a></text:p>
      <text:p text:style-name="Standard"/>
      <text:p text:style-name="Standard"><text:a xlink:type="simple" xlink:href="https://www.researchgate.net/publication/261081735_An_assessment_of_features_related_to_phishing_websites_using_an_automated_technique" text:style-name="Internet_20_link" text:visited-style-name="Visited_20_Internet_20_Link">https://www.researchgate.net/publication/261081735_An_assessment_of_features_related_to_phishing_websites_using_an_automated_technique</text:a></text:p>
      <text:p text:style-name="Standard"/>
      <text:p text:style-name="Standard">https://github.com/aravinthakshan/phishing-classifier-models/blob/main/dataset.cs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21:48:32.432301765</meta:creation-date>
    <dc:date>2024-07-29T21:52:13.367261994</dc:date>
    <meta:editing-duration>PT4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6" meta:character-count="479" meta:non-whitespace-character-count="479"/>
  </office:meta>
</office:document-meta>
</file>